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5c0d9" officeooo:paragraph-rsid="0015c0d9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80pt" officeooo:rsid="0015c0d9" officeooo:paragraph-rsid="0015c0d9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fo:font-size="60pt" officeooo:rsid="0015c0d9" officeooo:paragraph-rsid="0015c0d9" style:font-size-asian="60pt" style:font-size-complex="60pt"/>
    </style:style>
    <style:style style:name="P4" style:family="paragraph" style:parent-style-name="Standard">
      <style:paragraph-properties fo:text-align="end" style:justify-single-word="false"/>
      <style:text-properties fo:font-size="26pt" fo:font-weight="normal" officeooo:rsid="0015c0d9" officeooo:paragraph-rsid="0015c0d9" style:font-size-asian="26pt" style:font-weight-asian="normal" style:font-size-complex="2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48pt" officeooo:rsid="0015c0d9" officeooo:paragraph-rsid="002dfcb7" style:font-size-asian="48pt" style:font-size-complex="48pt"/>
    </style:style>
    <style:style style:name="P6" style:family="paragraph" style:parent-style-name="Standard">
      <style:paragraph-properties fo:text-align="start" style:justify-single-word="false"/>
      <style:text-properties officeooo:paragraph-rsid="00421613"/>
    </style:style>
    <style:style style:name="P7" style:family="paragraph" style:parent-style-name="Standard">
      <style:paragraph-properties fo:text-align="start" style:justify-single-word="false"/>
      <style:text-properties fo:font-size="14pt" officeooo:rsid="0019638e" officeooo:paragraph-rsid="0019638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9638e" officeooo:paragraph-rsid="001ae19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eb994" officeooo:paragraph-rsid="001eb99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9638e" officeooo:paragraph-rsid="0019638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eb994" officeooo:paragraph-rsid="001eb99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435df4" officeooo:paragraph-rsid="00435df4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officeooo:rsid="00435df4" officeooo:paragraph-rsid="00435df4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60pt" fo:font-weight="bold" officeooo:rsid="0015c0d9" officeooo:paragraph-rsid="002dfcb7" style:font-size-asian="60pt" style:font-weight-asian="bold" style:font-size-complex="60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26pt" fo:font-weight="normal" officeooo:rsid="0015c0d9" officeooo:paragraph-rsid="0015c0d9" style:font-size-asian="26pt" style:font-weight-asian="normal" style:font-size-complex="26pt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48ae79"/>
    </style:style>
    <style:style style:name="P17" style:family="paragraph" style:parent-style-name="Standard">
      <style:paragraph-properties fo:text-align="start" style:justify-single-word="false"/>
      <style:text-properties officeooo:paragraph-rsid="004a27d5"/>
    </style:style>
    <style:style style:name="P18" style:family="paragraph" style:parent-style-name="Standard">
      <style:paragraph-properties fo:text-align="start" style:justify-single-word="false"/>
      <style:text-properties fo:font-size="14pt" officeooo:rsid="001eb994" officeooo:paragraph-rsid="001eb994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1eb994" officeooo:paragraph-rsid="00463bfd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455aa1" officeooo:paragraph-rsid="00455aa1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46ae93" officeooo:paragraph-rsid="0046ae93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46fe14" officeooo:paragraph-rsid="0046fe14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046fe14" officeooo:paragraph-rsid="00484ae7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435df4" officeooo:paragraph-rsid="00435df4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4a27d5" officeooo:paragraph-rsid="004a27d5" style:font-size-asian="12.25pt" style:font-size-complex="14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4pt" officeooo:rsid="004a27d5" officeooo:paragraph-rsid="004a27d5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officeooo:rsid="0048ae79" officeooo:paragraph-rsid="0048ae79"/>
    </style:style>
    <style:style style:name="P28" style:family="paragraph" style:parent-style-name="Standard">
      <style:paragraph-properties fo:text-align="start" style:justify-single-word="false"/>
      <style:text-properties officeooo:rsid="00498bb8" officeooo:paragraph-rsid="00498b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e19a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020c6" style:font-size-asian="14pt" style:font-size-complex="14pt"/>
    </style:style>
    <style:style style:name="T5" style:family="text">
      <style:text-properties fo:font-size="14pt" officeooo:rsid="00498bb8" style:font-size-asian="14pt" style:font-size-complex="14pt"/>
    </style:style>
    <style:style style:name="T6" style:family="text">
      <style:text-properties fo:font-size="14pt" officeooo:rsid="004a27d5" style:font-size-asian="14pt" style:font-size-complex="14pt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484ae7" style:font-size-asian="12.25pt" style:font-size-complex="14pt"/>
    </style:style>
    <style:style style:name="T9" style:family="text">
      <style:text-properties fo:font-size="14pt" officeooo:rsid="0048ae79" style:font-size-asian="12.25pt" style:font-size-complex="14pt"/>
    </style:style>
    <style:style style:name="T10" style:family="text">
      <style:text-properties officeooo:rsid="00331daf"/>
    </style:style>
    <style:style style:name="T11" style:family="text">
      <style:text-properties officeooo:rsid="0033f111"/>
    </style:style>
    <style:style style:name="T12" style:family="text">
      <style:text-properties officeooo:rsid="0034d738"/>
    </style:style>
    <style:style style:name="T13" style:family="text">
      <style:text-properties officeooo:rsid="00360b18"/>
    </style:style>
    <style:style style:name="T14" style:family="text">
      <style:text-properties officeooo:rsid="003612ed"/>
    </style:style>
    <style:style style:name="T15" style:family="text">
      <style:text-properties officeooo:rsid="0044fcb1"/>
    </style:style>
    <style:style style:name="T16" style:family="text">
      <style:text-properties officeooo:rsid="00455eda"/>
    </style:style>
    <style:style style:name="T17" style:family="text">
      <style:text-properties style:font-name="Courier"/>
    </style:style>
    <style:style style:name="T18" style:family="text">
      <style:text-properties style:font-name="Courier" officeooo:rsid="0046ae93"/>
    </style:style>
    <style:style style:name="T19" style:family="text">
      <style:text-properties style:font-name="Courier" officeooo:rsid="0046fe14"/>
    </style:style>
    <style:style style:name="T20" style:family="text">
      <style:text-properties style:font-name="Courier" fo:font-size="14pt" style:font-size-asian="14pt" style:font-size-complex="14pt"/>
    </style:style>
    <style:style style:name="T21" style:family="text">
      <style:text-properties style:font-name="Courier" fo:font-size="14pt" officeooo:rsid="00455eda" style:font-size-asian="14pt" style:font-size-complex="14pt"/>
    </style:style>
    <style:style style:name="T22" style:family="text">
      <style:text-properties style:font-name="Courier" fo:font-size="14pt" officeooo:rsid="00484ae7" style:font-size-asian="14pt" style:font-size-complex="14pt"/>
    </style:style>
    <style:style style:name="T23" style:family="text">
      <style:text-properties style:font-name="Courier" fo:font-size="14pt" officeooo:rsid="0046fe14" style:font-size-asian="14pt" style:font-size-complex="14pt"/>
    </style:style>
    <style:style style:name="T24" style:family="text">
      <style:text-properties style:font-name="Courier" fo:font-size="14pt" officeooo:rsid="00498bb8" style:font-size-asian="14pt" style:font-size-complex="14pt"/>
    </style:style>
    <style:style style:name="T25" style:family="text">
      <style:text-properties style:font-name="Courier" fo:font-size="14pt" officeooo:rsid="004a27d5" style:font-size-asian="14pt" style:font-size-complex="14pt"/>
    </style:style>
    <style:style style:name="T26" style:family="text">
      <style:text-properties style:font-name="Courier" fo:font-size="14pt" style:font-size-asian="12.25pt" style:font-size-complex="14pt"/>
    </style:style>
    <style:style style:name="T27" style:family="text">
      <style:text-properties style:font-name="Courier" fo:font-size="14pt" officeooo:rsid="00484ae7" style:font-size-asian="12.25pt" style:font-size-complex="14pt"/>
    </style:style>
    <style:style style:name="T28" style:family="text">
      <style:text-properties style:font-name="Times New Roman1"/>
    </style:style>
    <style:style style:name="T29" style:family="text">
      <style:text-properties style:font-name="Times New Roman1" officeooo:rsid="0046ae93"/>
    </style:style>
    <style:style style:name="T30" style:family="text">
      <style:text-properties style:font-name="Times New Roman1" officeooo:rsid="0046fe14"/>
    </style:style>
    <style:style style:name="T31" style:family="text">
      <style:text-properties style:font-name="Times New Roman1" officeooo:rsid="00484ae7"/>
    </style:style>
    <style:style style:name="T32" style:family="text">
      <style:text-properties style:font-name="Times New Roman1" fo:font-size="14pt" style:font-size-asian="14pt" style:font-size-complex="14pt"/>
    </style:style>
    <style:style style:name="T33" style:family="text">
      <style:text-properties style:font-name="Times New Roman1" fo:font-size="14pt" officeooo:rsid="00455eda" style:font-size-asian="14pt" style:font-size-complex="14pt"/>
    </style:style>
    <style:style style:name="T34" style:family="text">
      <style:text-properties style:font-name="Times New Roman1" fo:font-size="14pt" officeooo:rsid="0046fe14" style:font-size-asian="14pt" style:font-size-complex="14pt"/>
    </style:style>
    <style:style style:name="T35" style:family="text">
      <style:text-properties style:font-name="Times New Roman1" fo:font-size="14pt" officeooo:rsid="00484ae7" style:font-size-asian="14pt" style:font-size-complex="14pt"/>
    </style:style>
    <style:style style:name="T36" style:family="text">
      <style:text-properties style:font-name="Times New Roman1" fo:font-size="14pt" officeooo:rsid="0048ae79" style:font-size-asian="14pt" style:font-size-complex="14pt"/>
    </style:style>
    <style:style style:name="T37" style:family="text">
      <style:text-properties officeooo:rsid="00484a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y wbudowane </text:p>
      <text:p text:style-name="P3"/>
      <text:p text:style-name="P3"/>
      <text:p text:style-name="P5"><text:s/>Projekt <text:s/></text:p>
      <text:p text:style-name="P14">SNAKE</text:p>
      <text:p text:style-name="P1"/>
      <text:p text:style-name="P1"/>
      <text:p text:style-name="P1"/>
      <text:p text:style-name="P1"/>
      <text:p text:style-name="P1"/>
      <text:p text:style-name="P4">Maciej Siciarz</text:p>
      <text:p text:style-name="P4">Sebastian Kałużny</text:p>
      <text:p text:style-name="P4"/>
      <text:p text:style-name="P7"><text:soft-page-break/><text:span text:style-name="T1">Cel projektu</text:span>:</text:p>
      <text:p text:style-name="P7"/>
      <text:p text:style-name="P7"><text:tab/><text:span text:style-name="T12">Zaprojektowanie</text:span> gry snake na mikrokontrolerze LPC1768. Do stworzenia naszego projektu wykorzystujemy wy<text:span text:style-name="T15">ś</text:span>wieltacz LCD3.2" 320x240, głośnik, joys<text:span text:style-name="T13">t</text:span>ick oraz przyciski. <text:s/>Wyświetlacz służy do <text:span text:style-name="T2">komunikowania się między programem a użytkownikem, joystick do sterowania wężem podczas gry, przyciski do wyboru różnych wariantów w menu, natomiast po zjedzeniu przez węża celu głośnik odtwarza dźwięk.</text:span></text:p>
      <text:p text:style-name="P7"/>
      <text:p text:style-name="P10">Gra Snake:</text:p>
      <text:p text:style-name="P7"/>
      <text:p text:style-name="P7"><text:tab/>Po załadowaniu na płytkę porgramu na wyświetlaczu LCD pojawia się Menu w którym poprzez przyciski KEY1, KEY2 możemy zdecydować <text:span text:style-name="T2">czy:</text:span></text:p>
      <text:p text:style-name="P8"><text:tab/>-<text:span text:style-name="T2">KEY1<text:tab/>"Nowa gra"</text:span></text:p>
      <text:p text:style-name="P7"><text:tab/>-<text:span text:style-name="T2">KEY2<text:tab/>"Opcje"<text:tab/></text:span></text:p>
      <text:p text:style-name="P9">Wybierają<text:span text:style-name="T15">c</text:span> opcj<text:span text:style-name="T15">ę</text:span> "Nowa gra" rozpoczyna sie gra z standardowa szybkością poruszania się węża 1 . Wybierając opcj<text:span text:style-name="T15">ę</text:span> "Opcje" możemy zdecydować o poziomie szybkości węż<text:span text:style-name="T14">a.</text:span> <text:span text:style-name="T15">D</text:span>ostępne sa cztery <text:span text:style-name="T15">poziomy, </text:span>od 0-3, <text:span text:style-name="T15">z domyślnym ustawieniem</text:span> 1.</text:p>
      <text:p text:style-name="P9"><text:tab/>-KEY1<text:tab/>"+" zwiększamy prędkość </text:p>
      <text:p text:style-name="P9"><text:tab/>-KEY2<text:tab/>"-" <text:s/>zmniejszamy prędkość </text:p>
      <text:p text:style-name="P9"><text:tab/>-INT0 <text:tab/>Rozpoczynamy nową grę z ustawioną wartością szybkoś<text:span text:style-name="T10">c</text:span>i</text:p>
      <text:p text:style-name="P9">Sterowanie wężem odbywa się za pomocą joysticka a naszym celem jest zjadanie pojawiających się punktów. Podczas zjadania każdego celu zostaje odtworzony dźwięk. Gra kończy się gdy głowa wężą natrafi na jakiś element <text:span text:style-name="T11">ogonu </text:span>węża.</text:p>
      <text:p text:style-name="P20">Podczas gry wciskając dowolny przycisk możemy wejść do menu ponownie, aby zmienić prędkość gry i kontynuować ją z tą nową prędkością.</text:p>
      <text:p text:style-name="P9"/>
      <text:p text:style-name="P11">Opis programu:</text:p>
      <text:p text:style-name="P11"/>
      <text:p text:style-name="P19"><text:tab/><text:span text:style-name="T16">Uruchomienie programu zaczyna się od uruchomienia SysTicka, którego używamy do wygenerowania ziarna dla generatora liczb losowych oraz do wyregulowania odczytywania przycisków w menu. Następnie alokujemy miejsce w pamięci dla każdego kwadratu, po czym konfigurujemy potrzebne układy: joystick, przyciski, ekran, DAC i DMA. Układy DAC i DMA służyć będą do odtwarzania dźwięku, przechowywanego w programie w tablicy </text:span><text:span text:style-name="T18">sound</text:span><text:span text:style-name="T29">, wygenerowanego za pomocą funkcji </text:span><text:span text:style-name="T18">foo()</text:span><text:span text:style-name="T29">.</text:span></text:p>
      <text:p text:style-name="P19"><text:span text:style-name="T29"/></text:p>
      <text:p text:style-name="P21"><text:span text:style-name="T28">Program działa w nieskończonej pętli umieszczonej w funkcji </text:span><text:span text:style-name="T17">main()</text:span><text:span text:style-name="T28">. </text:span><text:span text:style-name="T30">Pętla rozpoczyna się od wejścia do menu ( wywołanie funkcji </text:span><text:span text:style-name="T19">menuF()</text:span><text:span text:style-name="T30">), po wyjściu z menu przechodzi się do samej gry (funkcja </text:span><text:span text:style-name="T19">gameF()</text:span><text:span text:style-name="T30">).</text:span></text:p>
      <text:p text:style-name="P21"><text:span text:style-name="T30"/></text:p>
      <text:p text:style-name="P22"><text:span text:style-name="T28">Funkcja </text:span><text:span text:style-name="T17">menuF()</text:span><text:span text:style-name="T28"> czyści ekran oraz rysuje menu (funkcje </text:span><text:span text:style-name="T17">lcdClean()</text:span><text:span text:style-name="T28"> i </text:span><text:span text:style-name="T17">lcdMenu()</text:span><text:span text:style-name="T28">). Reszta to po prostu wielki switch odpowiadający za wejście do opcji (w tym przerysowanie ekranu odpowiednio) oraz powrót do gry.</text:span></text:p>
      <text:p text:style-name="P22"><text:soft-page-break/><text:span text:style-name="T28"/></text:p>
      <text:p text:style-name="P23"><text:span text:style-name="T28">Funkcja </text:span><text:span text:style-name="T17">gameF()</text:span><text:span text:style-name="T28"> odpowiada za samą grę. Na początku inicjalizujemy elementy potrzebne do nowej gry (jeśli jakaś już nie trwa): </text:span><text:span text:style-name="T31">inicjalizujemy generator liczb losowych (funkcja randomInit()), ustawienie zmiennych kontrolnych oraz inicjalizację węża.</text:span></text:p>
      <text:p text:style-name="P16"><text:span text:style-name="T33">Ekran gry podzielony jest na 1200 kwadratów. Każdy kwadrat ma długość 8 pikseli i reprezentowany jest przez strukturę </text:span><text:span text:style-name="T21">Element</text:span><text:span text:style-name="T33">. </text:span><text:span text:style-name="T36">Ze względu na problemy zaobserwowane podczas działania gry (z niewiadomych przyczyn wąż za każdym razem porusza się o dwa elementy w danym kierunku) wszystkie elementy będą pojawiać się na parzystych kwadratach ekranu. </text:span></text:p>
      <text:p text:style-name="P16"><text:span text:style-name="T34">Nasz wąż reprezentowany jest jako lista dwukierunkowa złożona z obiektów </text:span><text:span text:style-name="T21">Element</text:span><text:span text:style-name="T34"> </text:span><text:span text:style-name="T35">przechowywanych w tablicy </text:span><text:span text:style-name="T22">magazyn</text:span><text:span text:style-name="T35">. Inicjalizacja węża polega na utworzeniu trójelementowej listy złożonej z pobranych funkcją </text:span><text:span text:style-name="T22">factory()</text:span><text:span text:style-name="T35"> elementów. Wąż znajduje się w centrum ekranu. Po zainicjalizowaniu węża w tej samej funkcji odbywa się wywołanie funkcji </text:span><text:span text:style-name="T22">newEatable()</text:span><text:span text:style-name="T35">, odpowiedzialnej za utworzenie nowego kwadratu jadalnego dla węża w losowym miejscu ekranu za pomocą generatora liczb losowych (algorytm </text:span><text:a xlink:type="simple" xlink:href="http://en.wikipedia.org/wiki/Multiplicative_congruential_generator" text:style-name="Internet_20_link" text:visited-style-name="Visited_20_Internet_20_Link"><text:span text:style-name="T35">Multiplicative Congruential Generator</text:span></text:a><text:span text:style-name="T37">). </text:span><text:span text:style-name="T8">Następnie element ten zostaje wysłany do funkcji </text:span><text:span text:style-name="T27">checkCollision()</text:span><text:span text:style-name="T8">, która sprawdza czy nie nachodzi on na któryś z elementów węża (przechodząc po liście i porównując współrzędne). </text:span><text:span text:style-name="T9">Generowanie współrzędnych elementu jadalnego powtarza się tak długo, aż nie uzyskamy elementu kolidującego.</text:span></text:p>
      <text:p text:style-name="P27"><text:span text:style-name="T7">Po zainicjalizowaniu "warunków początkowych" gry przechodzimy do uruchomienia Timera 1, który co określony czas (prędkość gry) zwiększa zmienną </text:span><text:span text:style-name="T26">reactCount</text:span><text:span text:style-name="T7">, informujacą ile razy trzeba przesunąć węża do przodu. Następnie rysujemy aktualnego węża oraz element jadalny na ekranie. </text:span><text:span text:style-name="T4">Rysowanie węża na ekranie odbywa się za pomocą st</text:span><text:span text:style-name="T3">wo</text:span><text:span text:style-name="T4">rzonych przez nas funkcji </text:span><text:span text:style-name="T3">z </text:span><text:span text:style-name="T20">lcdDraw.h</text:span><text:span text:style-name="T3">.</text:span></text:p>
      <text:p text:style-name="P27"><text:span text:style-name="T3"/></text:p>
      <text:p text:style-name="P27"><text:span text:style-name="T3">Głównym elementem funkcji </text:span><text:span text:style-name="T23">gameF()</text:span><text:span text:style-name="T32"> </text:span><text:span text:style-name="T3">jest pętla kontrolna. Za pomocą switcha odczytuje ona kierunek ruchu z joysticka. Jeśli wejścia brak, to za kierunek ruchu obierany jest poprzednio wprowadzony kierunek. Sprawdzamy również, czy kierunek który wybrał gracz nie koliduje z wężem (to znaczy, czy gracz nie próbuje cofnąć głowy węża na poprzednią pozycję, aby wąż nie zjadał samego siebie – </text:span><text:span text:style-name="T6">zmienna </text:span><text:span text:style-name="T25">forbidden</text:span><text:span text:style-name="T5">). Następnie jeśli trzeba zaktualizować stan gry (przesunąć węża) wchodzimy do funkcji </text:span><text:span text:style-name="T24">react()</text:span><text:span text:style-name="T5">, przekazując jej kierunek w którym wąż ma się przemieścić. Po tej instrukcji sprawdzamy czy gracz nie wcisnął przycisku – jeśli się tak stało, funkcja zostaje zakończona i w pętli głównej wchodzimy znowu do menu.</text:span></text:p>
      <text:p text:style-name="P28"><text:span text:style-name="T5">J</text:span><text:span text:style-name="T3">eśli funkcja </text:span><text:span text:style-name="T20">react()</text:span><text:span text:style-name="T3"> zwróci informację o kolizji (tj. że gracz wszedł wężem w samego siebie) to gra się kończy, wyświetlona zostaje stosowana informacja na ekranie i program wchodzi do pętli nieskończonej.</text:span></text:p>
      <text:p text:style-name="P27"><text:span text:style-name="T5"/></text:p>
      <text:p text:style-name="P28"><text:span text:style-name="T3">Funkcja </text:span><text:span text:style-name="T20">react()</text:span><text:span text:style-name="T3"> odpowiada za przesunięcie węża, w dużej mierze polegając na funkcji </text:span><text:span text:style-name="T27">checkCollision()</text:span><text:span text:style-name="T3">. Na samym początku następuje wywołanie właśnie tej funkcji, która sprawdza czy głowa węża zjadła element jadalny. Jeśli tak się stało, to element jadalny zostaje nową głową węża, uruchomiony zostaje DMA aby </text:span><text:soft-page-break/><text:span text:style-name="T3">odtworzyć dźwięk. Jeśli tak się nie stało, sprawdzamy czy głowa węża nie próbuje zjeść jednego z elementów węża. Wynik sprawdzenia zostaje zwrócony (1 – brak kolizji, 0 – nastąpiła kolizja).</text:span></text:p>
      <text:p text:style-name="P17"><text:span text:style-name="T5">Wracamy do funkcji </text:span><text:span text:style-name="T24">react()</text:span><text:span text:style-name="T5">. Jeśli nie ma aktualnie elementu jadalnego (bo został zjedzony), generujemy go funkcją </text:span><text:span text:style-name="T22">newEatable()</text:span><text:span text:style-name="T5">. Dalsze działanie zależy od wyniku funkcji </text:span><text:span text:style-name="T27">checkCollision()</text:span><text:span text:style-name="T5">: jeśli nastąpiła kolizja, to funkcja zwraca taką informację, co zakończy grę, jeśli nie to kontynuujemy "reakcję". </text:span><text:span text:style-name="T6">Jeśli wąż zjadł <text:s/>element nie musimy nic robić, aktualizujemy tylko zmienną mówiącą gdzie wąż nie może pójść (zmienna </text:span><text:span text:style-name="T25">forbidden</text:span><text:span text:style-name="T6">). Jeśli wąż nic nie zjadł, to zmazujemy ostatni element, aktualizujemy od tyłu współrzędne wszystkich elementów listy po czym rysujemy głowę na nowej pozycji. Dalej aktualizujemy zmienną </text:span><text:span text:style-name="T25">forbidden</text:span><text:span text:style-name="T6">.</text:span></text:p>
      <text:p text:style-name="P6"/>
      <text:p text:style-name="P6"/>
      <text:p text:style-name="P12">Podsumowanie:</text:p>
      <text:p text:style-name="P13"><text:tab/></text:p>
      <text:p text:style-name="P13"><text:tab/>Nasz projekt spełnia wszystkie nasze początkowe założenia. W ramach realizacji projektu mogliśmy głębiej zapoznać sie z działaniem i budową mikrokontrolerów oraz programowaniem ich. <text:s/>Dowiedzieliśmy się również jaki spsób mikrokontroler przesyła dane do głośnika.</text:p>
      <text:p text:style-name="P25">Podczas realizacji projektu natrafiliśmy na następujące problemy:</text:p>
      <text:list xml:id="list478752881742939201" text:style-name="L1">
        <text:list-item>
          <text:p text:style-name="P26">użycie funkcji <text:span text:style-name="T17">malloc()</text:span> więcej niż jeden-dwa razy powoduje wylądowanie w HardFault – dlatego alokujemy pamięć dla wszystkich potrzebnych elementów na początku działania programu</text:p>
        </text:list-item>
        <text:list-item>
          <text:p text:style-name="P26">co określony czas wąż zamiast przesunąć się o jeden kwadrat, przesuwa się o dwa – powód nieznany. Aby zapobiec problemom wynikłym z takiego ruchu (np. niemożność zjedzenia elementu jadalnego) każdy element ma współrzędne parzyste</text:p>
        </text:list-item>
        <text:list-item>
          <text:p text:style-name="P26">gdy podczas gry zmieniamy prędkość węża czasem wąż przestaje się ruszać, jednak sam program nadal działa – powody niezna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3M9S</meta:editing-duration>
    <meta:editing-cycles>47</meta:editing-cycles>
    <meta:generator>LibreOffice/4.4.4.2$Linux_X86_64 LibreOffice_project/40m0$Build-2</meta:generator>
    <dc:date>2015-07-01T18:59:03.695081930</dc:date>
    <meta:document-statistic meta:table-count="0" meta:image-count="0" meta:object-count="0" meta:page-count="4" meta:paragraph-count="36" meta:word-count="964" meta:character-count="6926" meta:non-whitespace-character-count="5970"/>
    <meta:user-defined meta:name="Info 1"/>
    <meta:user-defined meta:name="Info 2"/>
    <meta:user-defined meta:name="Info 3"/>
    <meta:user-defined meta:name="Info 4"/>
  </office:meta>
</office:document-meta>
</file>